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286" officeooo:paragraph-rsid="00131286"/>
    </style:style>
    <style:style style:name="P2" style:family="paragraph" style:parent-style-name="Standard">
      <style:text-properties officeooo:rsid="00131286" officeooo:paragraph-rsid="00155a08"/>
    </style:style>
    <style:style style:name="P3" style:family="paragraph" style:parent-style-name="Standard">
      <style:text-properties officeooo:rsid="00147bf1" officeooo:paragraph-rsid="00147bf1"/>
    </style:style>
    <style:style style:name="P4" style:family="paragraph" style:parent-style-name="Standard">
      <style:text-properties officeooo:rsid="001662d8" officeooo:paragraph-rsid="001662d8"/>
    </style:style>
    <style:style style:name="P5" style:family="paragraph" style:parent-style-name="Standard">
      <style:text-properties officeooo:rsid="001791df" officeooo:paragraph-rsid="001791df"/>
    </style:style>
    <style:style style:name="P6" style:family="paragraph" style:parent-style-name="Standard">
      <style:text-properties officeooo:rsid="00191422" officeooo:paragraph-rsid="00191422"/>
    </style:style>
    <style:style style:name="P7" style:family="paragraph" style:parent-style-name="Standard">
      <style:text-properties officeooo:rsid="0019f55d" officeooo:paragraph-rsid="0019f55d"/>
    </style:style>
    <style:style style:name="P8" style:family="paragraph" style:parent-style-name="Standard">
      <style:text-properties officeooo:rsid="00243e1b" officeooo:paragraph-rsid="00243e1b"/>
    </style:style>
    <style:style style:name="P9" style:family="paragraph" style:parent-style-name="Standard">
      <style:text-properties officeooo:rsid="001a38ce" officeooo:paragraph-rsid="001a38ce"/>
    </style:style>
    <style:style style:name="P10" style:family="paragraph" style:parent-style-name="Standard" style:list-style-name="L1">
      <style:text-properties officeooo:rsid="00131286" officeooo:paragraph-rsid="00131286"/>
    </style:style>
    <style:style style:name="T1" style:family="text">
      <style:text-properties officeooo:rsid="00147bf1"/>
    </style:style>
    <style:style style:name="T2" style:family="text">
      <style:text-properties officeooo:rsid="00155a08"/>
    </style:style>
    <style:style style:name="T3" style:family="text">
      <style:text-properties officeooo:rsid="001914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422" style:font-weight-asian="bold" style:font-weight-complex="bold"/>
    </style:style>
    <style:style style:name="T6" style:family="text">
      <style:text-properties fo:font-weight="bold" officeooo:rsid="001a38ce" style:font-weight-asian="bold" style:font-weight-complex="bold"/>
    </style:style>
    <style:style style:name="T7" style:family="text">
      <style:text-properties fo:font-weight="bold" officeooo:rsid="001ee267" style:font-weight-asian="bold" style:font-weight-complex="bold"/>
    </style:style>
    <style:style style:name="T8" style:family="text">
      <style:text-properties fo:font-weight="bold" officeooo:rsid="00205cc2" style:font-weight-asian="bold" style:font-weight-complex="bold"/>
    </style:style>
    <style:style style:name="T9" style:family="text">
      <style:text-properties fo:font-weight="bold" officeooo:rsid="0025109d" style:font-weight-asian="bold" style:font-weight-complex="bold"/>
    </style:style>
    <style:style style:name="T10" style:family="text">
      <style:text-properties officeooo:rsid="001a38ce"/>
    </style:style>
    <style:style style:name="T11" style:family="text">
      <style:text-properties officeooo:rsid="001da100"/>
    </style:style>
    <style:style style:name="T12" style:family="text">
      <style:text-properties officeooo:rsid="001ee267"/>
    </style:style>
    <style:style style:name="T13" style:family="text">
      <style:text-properties officeooo:rsid="0021c6f4"/>
    </style:style>
    <style:style style:name="T14" style:family="text">
      <style:text-properties officeooo:rsid="0025109d"/>
    </style:style>
    <style:style style:name="T15" style:family="text">
      <style:text-properties officeooo:rsid="0025c8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 que doit comporter mon interface PC : </text:p>
      <text:p text:style-name="P1">4 windows :</text:p>
      <text:list text:style-name="L1">
        <text:list-item>
          <text:p text:style-name="P10">Connexion à la RPI</text:p>
        </text:list-item>
        <text:list-item>
          <text:p text:style-name="P10">Ajout d’un équipement à un <text:span text:style-name="T11">univers/</text:span><text:span text:style-name="T15">L’enregistrer dans la base de données</text:span></text:p>
        </text:list-item>
        <text:list-item>
          <text:p text:style-name="P10">Création d’une scène</text:p>
        </text:list-item>
        <text:list-item>
          <text:p text:style-name="P10">Visualisation des scénes</text:p>
        </text:list-item>
      </text:list>
      <text:p text:style-name="P1"/>
      <text:p text:style-name="P1">1. La possibilité de pouvoir renseigner une adresse Ip (<text:span text:style-name="T4">QtextEdit</text:span>)</text:p>
      <text:p text:style-name="P4">Un bouton pour se connecter avec les informations renseignées <text:span text:style-name="T3">(</text:span><text:span text:style-name="T5">QPushButton</text:span><text:span text:style-name="T3">)</text:span></text:p>
      <text:p text:style-name="P1"/>
      <text:p text:style-name="P2">2. Renseigner les infos d’un équipement <text:span text:style-name="T1">(nom équipement, nb canaux) </text:span><text:span text:style-name="T12">(</text:span><text:span text:style-name="T7">QTextEdit</text:span><text:span text:style-name="T12">) (</text:span><text:span text:style-name="T7">QSpinBox</text:span><text:span text:style-name="T12">)</text:span></text:p>
      <text:p text:style-name="P3">L’ajouter à un univers <text:span text:style-name="T2">(</text:span><text:span text:style-name="T8">QSpinBox</text:span><text:span text:style-name="T2">)</text:span></text:p>
      <text:p text:style-name="P4">Lui ajouter une adresse Ip (<text:span text:style-name="T4">Q</text:span><text:span text:style-name="T5">T</text:span><text:span text:style-name="T4">extEdit</text:span>)</text:p>
      <text:p text:style-name="P4"/>
      <text:p text:style-name="P5">3. Choisir l’univers ainsi que l’équipement de cet univers pour lui attribuer un<text:span text:style-name="T13">e</text:span> ou plusieurs scènes <text:span text:style-name="T3">(</text:span><text:span text:style-name="T5">QComboBox</text:span><text:span text:style-name="T3">) pour les univers </text:span>(<text:span text:style-name="T4">Q</text:span><text:span text:style-name="T5">C</text:span><text:span text:style-name="T4">heckBox</text:span>) <text:span text:style-name="T3">pour les équipements</text:span></text:p>
      <text:p text:style-name="P5">Un slider pour choisir une valeur entre 0 et 255 sur chaque canal de l’équipement choisi (<text:span text:style-name="T4">Q</text:span><text:span text:style-name="T5">S</text:span><text:span text:style-name="T4">lider</text:span>)</text:p>
      <text:p text:style-name="P6">Choisir une scène pour enregistrer les paramètres de l’équipement (<text:span text:style-name="T4">QRadioButton</text:span>)</text:p>
      <text:p text:style-name="P6">Si la scène est déjà enregistrée, la charger. Sinon paramètres à 0 par défaut.</text:p>
      <text:p text:style-name="P8">Changer le nom de la scène / par défaut il aura le nom « ScèneNro » avec le numéro de la scène (<text:span text:style-name="T4">QTextEdit</text:span>)</text:p>
      <text:p text:style-name="P6">Enregistre les paramètres sur la scène sélectionnée (<text:span text:style-name="T4">Q</text:span><text:span text:style-name="T9">P</text:span><text:span text:style-name="T4">ushButton</text:span>)</text:p>
      <text:p text:style-name="P6"/>
      <text:p text:style-name="P7">4. Une <text:span text:style-name="T10">combo box</text:span> permettra de lister les différentes scènes <text:span text:style-name="T14">et les différents univers</text:span> (<text:span text:style-name="T6">QComboBox</text:span>)</text:p>
      <text:p text:style-name="P9">Il faut pouvoir sélectionner un <text:span text:style-name="T14">univers puis une scène grâce à l’univers choisi </text:span><text:span text:style-name="T11">et la lancer si besoin </text:span><text:span text:style-name="T14">(</text:span><text:span text:style-name="T9">QPushButton</text:span><text:span text:style-name="T14">)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07:48:47.999547670</meta:creation-date>
    <dc:date>2026-01-26T09:58:29.371723939</dc:date>
    <meta:editing-duration>PT12H47M4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09" meta:character-count="1299" meta:non-whitespace-character-count="1112"/>
  </office:meta>
</office:document-meta>
</file>